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ime looks up to the sky</text:h>
      <text:p text:style-name="Text_20_body">I wish I'd kissed you when I had the chance.<text:line-break/>Your face hovering there, so near to mine,<text:line-break/>your mouth pursed---what word was it you pronounced?</text:p>
      <text:p text:style-name="Text_20_body">When I think about you, something in my pants<text:line-break/>tightens, and my thoughts run, and I realize<text:line-break/>I should've kissed you when I had the chance.</text:p>
      <text:p text:style-name="Text_20_body">I want that moment never to be past<text:line-break/>like Keats's lovers on the grecian urn:<text:line-break/>his mouth pursed, her figure turned to pronounce</text:p>
      <text:p text:style-name="Text_20_body">her hips in ways that are not feminist.<text:line-break/>But time strolls mildly on, not glancing at my<text:line-break/>wish to kiss you when I had the chance,</text:p>
      <text:p text:style-name="Text_20_body">whispered like a beggar to a prince<text:line-break/>outside his palace: time looks up to the sky,<text:line-break/>purses his lips, and hears what I pronounce</text:p>
      <text:p text:style-name="Text_20_body">but pays it little mind. If he would just<text:line-break/>turn back, bend down, and follow my design,<text:line-break/>I would have kissed you when I had the chance,<text:line-break/>as your mouth pursed and you pronounced goodby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 looks up to the sky</dc:title>
  </office:meta>
</office:document-meta>
</file>